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Sans Pro" svg:font-family="'Source Sans Pro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dedee" draw:opacity="50%" draw:shadow-opacity="50%"/>
    </style:style>
    <style:style style:name="gr2" style:family="graphic" style:parent-style-name="standard">
      <style:graphic-properties draw:stroke="solid" svg:stroke-width="0.023cm" svg:stroke-color="#020000" draw:stroke-linejoin="miter" svg:stroke-linecap="round" draw:fill="none" draw:opacity="50%" fo:padding-top="0.011cm" fo:padding-bottom="0.011cm" fo:padding-left="0.011cm" fo:padding-right="0.011cm" draw:shadow-opacity="50%"/>
    </style:style>
    <style:style style:name="gr3" style:family="graphic" style:parent-style-name="object_20_with_20_top_20_centered_20_text">
      <style:graphic-properties draw:auto-grow-height="false" fo:min-height="14.35cm" fo:min-width="5.676cm"/>
    </style:style>
    <style:style style:name="gr4" style:family="graphic" style:parent-style-name="server">
      <style:graphic-properties draw:textarea-vertical-align="middle" draw:auto-grow-height="false" fo:min-height="2.376cm" fo:min-width="4.96cm"/>
    </style:style>
    <style:style style:name="gr5" style:family="graphic" style:parent-style-name="objectwithoutfill">
      <style:graphic-properties draw:stroke="none" draw:fill="none" fo:min-height="0.712cm"/>
    </style:style>
    <style:style style:name="gr6" style:family="graphic" style:parent-style-name="objectwithoutfill">
      <style:graphic-properties draw:stroke="none" draw:fill="none" fo:min-height="0.713cm"/>
    </style:style>
    <style:style style:name="gr7" style:family="graphic" style:parent-style-name="server">
      <style:graphic-properties draw:textarea-vertical-align="middle" draw:auto-grow-height="false" fo:min-height="2.376cm" fo:min-width="2.155cm"/>
    </style:style>
    <style:style style:name="gr8" style:family="graphic" style:parent-style-name="objectwithoutfill">
      <style:graphic-properties draw:stroke="none" draw:fill="none" fo:min-height="1.423cm"/>
    </style:style>
    <style:style style:name="gr9" style:family="graphic" style:parent-style-name="server-with-text-bottom">
      <style:graphic-properties draw:auto-grow-height="false" fo:min-height="2.626cm" fo:min-width="2.697cm"/>
    </style:style>
    <style:style style:name="gr10" style:family="graphic" style:parent-style-name="standard">
      <style:graphic-properties draw:textarea-horizontal-align="justify" draw:textarea-vertical-align="middle" draw:auto-grow-height="false" fo:min-height="0.978cm" fo:min-width="2.073cm"/>
    </style:style>
    <style:style style:name="gr11" style:family="graphic" style:parent-style-name="server-with-text-bottom">
      <style:graphic-properties draw:auto-grow-height="false" fo:min-height="2.376cm" fo:min-width="2.197cm"/>
    </style:style>
    <style:style style:name="P1" style:family="paragraph">
      <loext:graphic-properties draw:fill="solid" draw:fill-color="#ededee" draw:opacity="50%"/>
    </style:style>
    <style:style style:name="P2" style:family="paragraph">
      <loext:graphic-properties draw:fill="none" draw:opacity="50%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  <style:text-properties fo:font-size="18pt" fo:font-weight="normal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style:paragraph-properties fo:text-align="end" style:writing-mode="lr-tb">
        <style:tab-stops/>
      </style:paragraph-properties>
    </style:style>
    <style:style style:name="P8" style:family="paragraph">
      <loext:graphic-properties draw:fill="none"/>
      <style:paragraph-properties fo:text-align="end" style:writing-mode="lr-tb">
        <style:tab-stops/>
      </style:paragraph-properties>
      <style:text-properties fo:font-size="16pt" fo:font-weight="normal" style:font-size-asian="18pt" style:font-size-complex="18pt"/>
    </style:style>
    <style:style style:name="P9" style:family="paragraph">
      <style:text-properties fo:font-size="14pt" style:font-size-asian="18pt" style:font-size-complex="18pt"/>
    </style:style>
    <style:style style:name="P10" style:family="paragraph">
      <style:paragraph-properties fo:text-align="center"/>
      <style:text-properties fo:font-size="13pt" fo:font-weight="normal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3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014cm" svg:height="1.013cm" svg:x="13.322cm" svg:y="1.082cm" svg:viewBox="0 0 1015 1014" svg:d="M1015 507c0 280-227 507-508 507-280 0-507-227-507-507s227-507 507-507c281 0 508 227 508 507z">
            <text:p/>
          </draw:path>
          <draw:path draw:style-name="gr2" draw:text-style-name="P2" draw:layer="layout" svg:width="0.436cm" svg:height="0.217cm" svg:x="13.611cm" svg:y="1.236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13.611cm" svg:y="1.453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13.611cm" svg:y="1.67cm" svg:viewBox="0 0 437 218" svg:d="M403 218h-369c-19 0-34-15-34-35v-148c0-19 15-35 34-35h369c19 0 34 16 34 35v148c0 20-15 35-34 35z">
            <text:p/>
          </draw:path>
          <draw:line draw:style-name="gr2" draw:text-style-name="P2" draw:layer="layout" svg:x1="13.911cm" svg:y1="1.75cm" svg:x2="13.972cm" svg:y2="1.75cm">
            <text:p/>
          </draw:line>
          <draw:line draw:style-name="gr2" draw:text-style-name="P2" draw:layer="layout" svg:x1="13.799cm" svg:y1="1.75cm" svg:x2="13.859cm" svg:y2="1.75cm">
            <text:p/>
          </draw:line>
          <draw:line draw:style-name="gr2" draw:text-style-name="P2" draw:layer="layout" svg:x1="13.689cm" svg:y1="1.75cm" svg:x2="13.749cm" svg:y2="1.75cm">
            <text:p/>
          </draw:line>
          <draw:line draw:style-name="gr2" draw:text-style-name="P2" draw:layer="layout" svg:x1="13.912cm" svg:y1="1.58cm" svg:x2="13.971cm" svg:y2="1.58cm">
            <text:p/>
          </draw:line>
          <draw:line draw:style-name="gr2" draw:text-style-name="P2" draw:layer="layout" svg:x1="13.799cm" svg:y1="1.58cm" svg:x2="13.858cm" svg:y2="1.58cm">
            <text:p/>
          </draw:line>
          <draw:line draw:style-name="gr2" draw:text-style-name="P2" draw:layer="layout" svg:x1="13.912cm" svg:y1="1.378cm" svg:x2="13.971cm" svg:y2="1.378cm">
            <text:p/>
          </draw:line>
          <draw:line draw:style-name="gr2" draw:text-style-name="P2" draw:layer="layout" svg:x1="13.912cm" svg:y1="1.941cm" svg:x2="13.971cm" svg:y2="1.941cm">
            <text:p/>
          </draw:line>
          <draw:line draw:style-name="gr2" draw:text-style-name="P2" draw:layer="layout" svg:x1="13.69cm" svg:y1="1.941cm" svg:x2="13.749cm" svg:y2="1.941cm">
            <text:p/>
          </draw:line>
        </draw:g>
        <draw:g>
          <draw:path draw:style-name="gr1" draw:text-style-name="P1" draw:layer="layout" svg:width="1.014cm" svg:height="1.013cm" svg:x="6.972cm" svg:y="1.108cm" svg:viewBox="0 0 1015 1014" svg:d="M1015 507c0 280-227 507-508 507-280 0-507-227-507-507s227-507 507-507c281 0 508 227 508 507z">
            <text:p/>
          </draw:path>
          <draw:path draw:style-name="gr2" draw:text-style-name="P2" draw:layer="layout" svg:width="0.436cm" svg:height="0.217cm" svg:x="7.261cm" svg:y="1.262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7.261cm" svg:y="1.479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7.261cm" svg:y="1.696cm" svg:viewBox="0 0 437 218" svg:d="M403 218h-369c-19 0-34-15-34-35v-148c0-19 15-35 34-35h369c19 0 34 16 34 35v148c0 20-15 35-34 35z">
            <text:p/>
          </draw:path>
          <draw:line draw:style-name="gr2" draw:text-style-name="P2" draw:layer="layout" svg:x1="7.561cm" svg:y1="1.776cm" svg:x2="7.622cm" svg:y2="1.776cm">
            <text:p/>
          </draw:line>
          <draw:line draw:style-name="gr2" draw:text-style-name="P2" draw:layer="layout" svg:x1="7.449cm" svg:y1="1.776cm" svg:x2="7.509cm" svg:y2="1.776cm">
            <text:p/>
          </draw:line>
          <draw:line draw:style-name="gr2" draw:text-style-name="P2" draw:layer="layout" svg:x1="7.339cm" svg:y1="1.776cm" svg:x2="7.399cm" svg:y2="1.776cm">
            <text:p/>
          </draw:line>
          <draw:line draw:style-name="gr2" draw:text-style-name="P2" draw:layer="layout" svg:x1="7.562cm" svg:y1="1.606cm" svg:x2="7.621cm" svg:y2="1.606cm">
            <text:p/>
          </draw:line>
          <draw:line draw:style-name="gr2" draw:text-style-name="P2" draw:layer="layout" svg:x1="7.449cm" svg:y1="1.606cm" svg:x2="7.508cm" svg:y2="1.606cm">
            <text:p/>
          </draw:line>
          <draw:line draw:style-name="gr2" draw:text-style-name="P2" draw:layer="layout" svg:x1="7.562cm" svg:y1="1.404cm" svg:x2="7.621cm" svg:y2="1.404cm">
            <text:p/>
          </draw:line>
          <draw:line draw:style-name="gr2" draw:text-style-name="P2" draw:layer="layout" svg:x1="7.562cm" svg:y1="1.967cm" svg:x2="7.621cm" svg:y2="1.967cm">
            <text:p/>
          </draw:line>
          <draw:line draw:style-name="gr2" draw:text-style-name="P2" draw:layer="layout" svg:x1="7.34cm" svg:y1="1.967cm" svg:x2="7.399cm" svg:y2="1.967cm">
            <text:p/>
          </draw:line>
        </draw:g>
        <draw:custom-shape draw:style-name="gr3" draw:text-style-name="P4" draw:layer="layout" svg:width="6.176cm" svg:height="14.6cm" svg:x="4.391cm" svg:y="0.1cm">
          <text:p text:style-name="P3"><text:span text:style-name="T1">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176cm" svg:height="14.6cm" svg:x="10.741cm" svg:y="0.1cm">
          <text:p text:style-name="P3"><text:span text:style-name="T1">No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4" draw:layer="layout" svg:width="5.46cm" svg:height="2.626cm" svg:x="4.803cm" svg:y="3.089cm">
            <text:p text:style-name="P3"><text:span text:style-name="T1">Web Server</text:span></text:p>
            <text:p text:style-name="P3"><text:span text:style-name="T1">Databas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46cm" svg:height="2.626cm" svg:x="11.08cm" svg:y="3.089cm">
            <text:p text:style-name="P3"><text:span text:style-name="T1">Web Server</text:span></text:p>
            <text:p text:style-name="P3"><text:span text:style-name="T1">Database</text:span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932cm" svg:height="0.962cm" svg:x="1.425cm" svg:y="3.921cm">
            <draw:text-box>
              <text:p text:style-name="P3"><text:span text:style-name="T1">Services</text:span></text:p>
            </draw:text-box>
          </draw:frame>
        </draw:g>
        <draw:g>
          <draw:custom-shape draw:style-name="gr4" draw:text-style-name="P4" draw:layer="layout" svg:width="5.46cm" svg:height="2.626cm" svg:x="4.803cm" svg:y="7.39cm">
            <text:p text:style-name="P3"><text:span text:style-name="T1">Pacemaker</text:span><text:span text:style-name="T1"><text:line-break/></text:span><text:span text:style-name="T1">Corosync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46cm" svg:height="2.626cm" svg:x="11.08cm" svg:y="7.39cm">
            <text:p text:style-name="P3"><text:span text:style-name="T1">Pacemaker</text:span><text:span text:style-name="T1"><text:line-break/></text:span><text:span text:style-name="T1">Corosync</text:span></text:p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4.274cm" svg:height="0.963cm" svg:x="0.132cm" svg:y="8.222cm">
            <draw:text-box>
              <text:p text:style-name="P3"><text:span text:style-name="T1">Cluster Stack</text:span></text:p>
            </draw:text-box>
          </draw:frame>
        </draw:g>
        <draw:g>
          <draw:custom-shape draw:style-name="gr4" draw:text-style-name="P4" draw:layer="layout" svg:width="5.46cm" svg:height="2.626cm" svg:x="11.08cm" svg:y="11.689cm">
            <text:p text:style-name="P3"><text:span text:style-name="T1">Physical</text:span></text:p>
            <text:p text:style-name="P3"><text:span text:style-name="T1">Hos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46cm" svg:height="2.626cm" svg:x="4.803cm" svg:y="11.689cm">
            <text:p text:style-name="P3"><text:span text:style-name="T1">Physical</text:span></text:p>
            <text:p text:style-name="P3"><text:span text:style-name="T1">Host</text:span></text:p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245cm" svg:height="0.963cm" svg:x="1.139cm" svg:y="12.521cm">
            <draw:text-box>
              <text:p text:style-name="P3"><text:span text:style-name="T1">Hardware</text:span></text:p>
            </draw:text-box>
          </draw:frame>
        </draw:g>
      </draw:page>
      <draw:page draw:name="page2" draw:style-name="dp1" draw:master-page-name="Default">
        <draw:g>
          <draw:path draw:style-name="gr1" draw:text-style-name="P1" draw:layer="layout" svg:width="1.014cm" svg:height="1.013cm" svg:x="13.322cm" svg:y="1.082cm" svg:viewBox="0 0 1015 1014" svg:d="M1015 507c0 280-227 507-508 507-280 0-507-227-507-507s227-507 507-507c281 0 508 227 508 507z">
            <text:p/>
          </draw:path>
          <draw:path draw:style-name="gr2" draw:text-style-name="P2" draw:layer="layout" svg:width="0.436cm" svg:height="0.217cm" svg:x="13.611cm" svg:y="1.236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13.611cm" svg:y="1.453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13.611cm" svg:y="1.67cm" svg:viewBox="0 0 437 218" svg:d="M403 218h-369c-19 0-34-15-34-35v-148c0-19 15-35 34-35h369c19 0 34 16 34 35v148c0 20-15 35-34 35z">
            <text:p/>
          </draw:path>
          <draw:line draw:style-name="gr2" draw:text-style-name="P2" draw:layer="layout" svg:x1="13.911cm" svg:y1="1.75cm" svg:x2="13.972cm" svg:y2="1.75cm">
            <text:p/>
          </draw:line>
          <draw:line draw:style-name="gr2" draw:text-style-name="P2" draw:layer="layout" svg:x1="13.799cm" svg:y1="1.75cm" svg:x2="13.859cm" svg:y2="1.75cm">
            <text:p/>
          </draw:line>
          <draw:line draw:style-name="gr2" draw:text-style-name="P2" draw:layer="layout" svg:x1="13.689cm" svg:y1="1.75cm" svg:x2="13.749cm" svg:y2="1.75cm">
            <text:p/>
          </draw:line>
          <draw:line draw:style-name="gr2" draw:text-style-name="P2" draw:layer="layout" svg:x1="13.912cm" svg:y1="1.58cm" svg:x2="13.971cm" svg:y2="1.58cm">
            <text:p/>
          </draw:line>
          <draw:line draw:style-name="gr2" draw:text-style-name="P2" draw:layer="layout" svg:x1="13.799cm" svg:y1="1.58cm" svg:x2="13.858cm" svg:y2="1.58cm">
            <text:p/>
          </draw:line>
          <draw:line draw:style-name="gr2" draw:text-style-name="P2" draw:layer="layout" svg:x1="13.912cm" svg:y1="1.378cm" svg:x2="13.971cm" svg:y2="1.378cm">
            <text:p/>
          </draw:line>
          <draw:line draw:style-name="gr2" draw:text-style-name="P2" draw:layer="layout" svg:x1="13.912cm" svg:y1="1.941cm" svg:x2="13.971cm" svg:y2="1.941cm">
            <text:p/>
          </draw:line>
          <draw:line draw:style-name="gr2" draw:text-style-name="P2" draw:layer="layout" svg:x1="13.69cm" svg:y1="1.941cm" svg:x2="13.749cm" svg:y2="1.941cm">
            <text:p/>
          </draw:line>
        </draw:g>
        <draw:g>
          <draw:path draw:style-name="gr1" draw:text-style-name="P1" draw:layer="layout" svg:width="1.014cm" svg:height="1.013cm" svg:x="6.972cm" svg:y="1.108cm" svg:viewBox="0 0 1015 1014" svg:d="M1015 507c0 280-227 507-508 507-280 0-507-227-507-507s227-507 507-507c281 0 508 227 508 507z">
            <text:p/>
          </draw:path>
          <draw:path draw:style-name="gr2" draw:text-style-name="P2" draw:layer="layout" svg:width="0.436cm" svg:height="0.217cm" svg:x="7.261cm" svg:y="1.262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7.261cm" svg:y="1.479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7.261cm" svg:y="1.696cm" svg:viewBox="0 0 437 218" svg:d="M403 218h-369c-19 0-34-15-34-35v-148c0-19 15-35 34-35h369c19 0 34 16 34 35v148c0 20-15 35-34 35z">
            <text:p/>
          </draw:path>
          <draw:line draw:style-name="gr2" draw:text-style-name="P2" draw:layer="layout" svg:x1="7.561cm" svg:y1="1.776cm" svg:x2="7.622cm" svg:y2="1.776cm">
            <text:p/>
          </draw:line>
          <draw:line draw:style-name="gr2" draw:text-style-name="P2" draw:layer="layout" svg:x1="7.449cm" svg:y1="1.776cm" svg:x2="7.509cm" svg:y2="1.776cm">
            <text:p/>
          </draw:line>
          <draw:line draw:style-name="gr2" draw:text-style-name="P2" draw:layer="layout" svg:x1="7.339cm" svg:y1="1.776cm" svg:x2="7.399cm" svg:y2="1.776cm">
            <text:p/>
          </draw:line>
          <draw:line draw:style-name="gr2" draw:text-style-name="P2" draw:layer="layout" svg:x1="7.562cm" svg:y1="1.606cm" svg:x2="7.621cm" svg:y2="1.606cm">
            <text:p/>
          </draw:line>
          <draw:line draw:style-name="gr2" draw:text-style-name="P2" draw:layer="layout" svg:x1="7.449cm" svg:y1="1.606cm" svg:x2="7.508cm" svg:y2="1.606cm">
            <text:p/>
          </draw:line>
          <draw:line draw:style-name="gr2" draw:text-style-name="P2" draw:layer="layout" svg:x1="7.562cm" svg:y1="1.404cm" svg:x2="7.621cm" svg:y2="1.404cm">
            <text:p/>
          </draw:line>
          <draw:line draw:style-name="gr2" draw:text-style-name="P2" draw:layer="layout" svg:x1="7.562cm" svg:y1="1.967cm" svg:x2="7.621cm" svg:y2="1.967cm">
            <text:p/>
          </draw:line>
          <draw:line draw:style-name="gr2" draw:text-style-name="P2" draw:layer="layout" svg:x1="7.34cm" svg:y1="1.967cm" svg:x2="7.399cm" svg:y2="1.967cm">
            <text:p/>
          </draw:line>
        </draw:g>
        <draw:custom-shape draw:style-name="gr3" draw:text-style-name="P4" draw:layer="layout" svg:width="6.176cm" svg:height="14.6cm" svg:x="4.391cm" svg:y="0.1cm">
          <text:p text:style-name="P3"><text:span text:style-name="T1">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176cm" svg:height="14.6cm" svg:x="10.741cm" svg:y="0.1cm">
          <text:p text:style-name="P3"><text:span text:style-name="T1">No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6" draw:layer="layout" svg:width="2.655cm" svg:height="2.626cm" svg:x="4.803cm" svg:y="2.789cm">
            <text:p text:style-name="P3"><text:span text:style-name="T2">Web Server</text:span></text:p>
            <text:p text:style-name="P3"><text:span text:style-name="T2">Database</text:span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932cm" svg:height="0.962cm" svg:x="1.525cm" svg:y="3.621cm">
            <draw:text-box>
              <text:p text:style-name="P3"><text:span text:style-name="T1">Services</text:span></text:p>
            </draw:text-box>
          </draw:frame>
          <draw:custom-shape draw:style-name="gr7" draw:text-style-name="P6" draw:layer="layout" svg:width="2.655cm" svg:height="2.626cm" svg:x="7.583cm" svg:y="2.789cm">
            <text:p text:style-name="P3"><text:span text:style-name="T2">Web Server</text:span></text:p>
            <text:p text:style-name="P3"><text:span text:style-name="T2">Databas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.655cm" svg:height="2.626cm" svg:x="11.111cm" svg:y="2.789cm">
            <text:p text:style-name="P3"><text:span text:style-name="T2">Web Server</text:span></text:p>
            <text:p text:style-name="P3"><text:span text:style-name="T2">Databas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.655cm" svg:height="2.626cm" svg:x="13.891cm" svg:y="2.789cm">
            <text:p text:style-name="P3"><text:span text:style-name="T2">Web Server</text:span></text:p>
            <text:p text:style-name="P3"><text:span text:style-name="T2">Databas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5.46cm" svg:height="2.626cm" svg:x="4.803cm" svg:y="8.857cm">
            <text:p text:style-name="P3"><text:span text:style-name="T1">Pacemaker</text:span><text:span text:style-name="T1"><text:line-break/></text:span><text:span text:style-name="T1">Corosync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46cm" svg:height="2.626cm" svg:x="11.08cm" svg:y="8.857cm">
            <text:p text:style-name="P3"><text:span text:style-name="T1">Pacemaker</text:span><text:span text:style-name="T1"><text:line-break/></text:span><text:span text:style-name="T1">Corosync</text:span></text:p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4.274cm" svg:height="0.963cm" svg:x="0.132cm" svg:y="9.689cm">
            <draw:text-box>
              <text:p text:style-name="P3"><text:span text:style-name="T1">Cluster Stack</text:span></text:p>
            </draw:text-box>
          </draw:frame>
        </draw:g>
        <draw:g>
          <draw:custom-shape draw:style-name="gr4" draw:text-style-name="P4" draw:layer="layout" svg:width="5.46cm" svg:height="2.626cm" svg:x="11.08cm" svg:y="11.889cm">
            <text:p text:style-name="P3"><text:span text:style-name="T1">Physical</text:span></text:p>
            <text:p text:style-name="P3"><text:span text:style-name="T1">Hos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46cm" svg:height="2.626cm" svg:x="4.803cm" svg:y="11.889cm">
            <text:p text:style-name="P3"><text:span text:style-name="T1">Physical</text:span></text:p>
            <text:p text:style-name="P3"><text:span text:style-name="T1">Host</text:span></text:p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245cm" svg:height="0.963cm" svg:x="1.139cm" svg:y="12.721cm">
            <draw:text-box>
              <text:p text:style-name="P3"><text:span text:style-name="T1">Hardware</text:span></text:p>
            </draw:text-box>
          </draw:frame>
        </draw:g>
        <draw:frame draw:style-name="gr8" draw:text-style-name="P8" draw:layer="layout" svg:width="3.878cm" svg:height="1.673cm" svg:x="0.657cm" svg:y="6.278cm">
          <draw:text-box>
            <text:p text:style-name="P7"><text:span text:style-name="T3">Guest Nodes</text:span></text:p>
          </draw:text-box>
        </draw:frame>
        <draw:g>
          <draw:custom-shape draw:style-name="gr9" draw:text-style-name="P9" draw:layer="layout" svg:width="2.697cm" svg:height="2.626cm" svg:x="4.782cm" svg:y="5.867cm">
            <text:p text:style-name="P9"><text:span text:style-name="T2">Virtual</text:span></text:p>
            <text:p text:style-name="P9"><text:span text:style-name="T2">H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2.573cm" svg:height="1.228cm" svg:x="4.841cm" svg:y="5.947cm">
            <text:p text:style-name="P10"><text:span text:style-name="T4">Pacemaker</text:span></text:p>
            <text:p text:style-name="P10"><text:span text:style-name="T4">Remo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9" draw:layer="layout" svg:width="2.697cm" svg:height="2.626cm" svg:x="7.582cm" svg:y="5.867cm">
            <text:p><text:span text:style-name="T2">Virtual</text:span></text:p>
            <text:p><text:span text:style-name="T2">Ho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573cm" svg:height="1.228cm" svg:x="7.641cm" svg:y="5.947cm">
            <text:p text:style-name="P3"><text:span text:style-name="T4">Pacemaker</text:span></text:p>
            <text:p text:style-name="P3"><text:span text:style-name="T4">Remo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9" draw:layer="layout" svg:width="2.697cm" svg:height="2.626cm" svg:x="11.09cm" svg:y="5.867cm">
            <text:p><text:span text:style-name="T2">Virtual</text:span></text:p>
            <text:p><text:span text:style-name="T2">Ho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573cm" svg:height="1.228cm" svg:x="11.149cm" svg:y="5.947cm">
            <text:p text:style-name="P3"><text:span text:style-name="T4">Pacemaker</text:span></text:p>
            <text:p text:style-name="P3"><text:span text:style-name="T4">Remo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9" draw:layer="layout" svg:width="2.697cm" svg:height="2.626cm" svg:x="13.89cm" svg:y="5.867cm">
            <text:p><text:span text:style-name="T2">Virtual</text:span></text:p>
            <text:p><text:span text:style-name="T2">Ho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573cm" svg:height="1.228cm" svg:x="13.949cm" svg:y="5.947cm">
            <text:p text:style-name="P3"><text:span text:style-name="T4">Pacemaker</text:span></text:p>
            <text:p text:style-name="P3"><text:span text:style-name="T4">Remote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Sans Pro" svg:font-family="'Source Sans Pro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 draw:textarea-horizontal-align="left" draw:textarea-vertical-align="middle"/>
      <style:paragraph-properties style:writing-mode="lr-tb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rver" style:family="graphic" style:parent-style-name="standard">
      <style:graphic-properties draw:stroke-dash="Dashed_20__28_var_29__20_4" svg:stroke-color="#000000" draw:fill-color="#bddd8d" draw:fill-gradient-name="Gradient_20_7" draw:fill-hatch-name="Hatching_20_1" draw:fill-image-name="Bitmap_20_1" draw:fill-image-width="0cm" draw:fill-image-height="0cm" draw:textarea-vertical-align="bottom"/>
      <style:paragraph-properties fo:text-align="center" style:writing-mode="lr-tb"/>
    </style:style>
    <style:style style:name="object_20_with_20_gray_20_background" style:display-name="object with gray background" style:family="graphic" style:parent-style-name="standard">
      <style:graphic-properties draw:stroke-dash="Dashed_20__28_var_29__20_4" draw:fill-color="#cccccd" draw:fill-gradient-name="Gradient_20_7" draw:fill-hatch-name="Hatching_20_1" draw:fill-image-name="Bitmap_20_1" draw:fill-image-width="0cm" draw:fill-image-height="0cm" draw:textarea-horizontal-align="left" draw:textarea-vertical-align="middle" draw:measure-vertical-align="center"/>
      <style:paragraph-properties style:writing-mode="lr-tb"/>
    </style:style>
    <style:style style:name="object_20_with_20_top_20_centered_20_text" style:display-name="object with top centered text" style:family="graphic" style:parent-style-name="standard">
      <style:graphic-properties draw:stroke-dash="Dashed_20__28_var_29__20_4" svg:stroke-color="#000080" draw:fill="none" draw:fill-gradient-name="Gradient_20_7" draw:fill-hatch-name="Hatching_20_1" draw:fill-image-name="Bitmap_20_1" draw:fill-image-width="0cm" draw:fill-image-height="0cm"/>
      <style:paragraph-properties style:writing-mode="lr-tb"/>
    </style:style>
    <style:style style:name="server-with-text-bottom" style:family="graphic">
      <style:graphic-properties draw:fill-color="#bddd8d" draw:fill-image-width="0cm" draw:fill-image-height="0cm" draw:textarea-vertical-align="bottom"/>
      <style:paragraph-properties fo:text-align="center" style:writing-mode="lr-tb"/>
      <style:text-properties style:font-name="Liberation Sans1" fo:font-family="'Liberation Sans'" style:font-style-name="Regular" style:font-pitch="variable" fo:font-size="18pt"/>
    </style:style>
  </office:styles>
  <office:automatic-styles>
    <style:page-layout style:name="PM0">
      <style:page-layout-properties fo:margin-top="0.1cm" fo:margin-bottom="0.1cm" fo:margin-left="0.1cm" fo:margin-right="0.1cm" fo:page-width="17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Schraitle</meta:initial-creator>
    <meta:creation-date>2017-04-05T11:23:15.038009790</meta:creation-date>
    <dc:date>2017-04-05T16:22:13.405637825</dc:date>
    <dc:creator>Thomas Schraitle</dc:creator>
    <meta:editing-duration>PT34M26S</meta:editing-duration>
    <meta:editing-cycles>6</meta:editing-cycles>
    <meta:generator>LibreOffice/5.2.3.3$Linux_X86_64 LibreOffice_project/20m0$Build-3</meta:generator>
    <meta:document-statistic meta:object-count="95"/>
  </office:meta>
</office:document-meta>
</file>